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12900000382200002328F6CCA50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369cm" svg:height="8.999cm" svg:x="0.061cm" svg:y="0.036cm">
          <draw:image xlink:href="Pictures/200012900000382200002328F6CCA50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ristophe Coulet</meta:initial-creator>
    <meta:creation-date>2018-11-09T17:47:21.20</meta:creation-date>
    <dc:date>2018-11-16T00:43:38.56</dc:date>
    <dc:creator>Christophe Coulet</dc:creator>
    <meta:editing-duration>PT2M33S</meta:editing-duration>
    <meta:editing-cycles>3</meta:editing-cycles>
    <meta:generator>OpenOffice/4.1.3$Win32 OpenOffice.org_project/413m1$Build-9783</meta:generator>
    <meta:document-statistic meta:object-count="1"/>
  </office:meta>
</office:document-meta>
</file>